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16cm" fo:min-width="0.36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16cm" fo:min-width="0.369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16cm" fo:min-width="0.39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16cm" fo:min-width="0.369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ff" draw:fill-color="#ffffff" draw:textarea-horizontal-align="justify" draw:textarea-vertical-align="middle" draw:auto-grow-height="false" fo:min-height="0.016cm" fo:min-width="0.393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16cm" fo:min-width="0.391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16cm" fo:min-width="0.394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96cm" svg:height="0.3cm" svg:x="5.735cm" svg:y="0.9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03cm" svg:height="0.3cm" svg:x="8.502cm" svg:y="0.9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9cm" svg:height="0.3cm" svg:x="15.046cm" svg:y="0.9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3cm" svg:height="0.3cm" svg:x="10.409cm" svg:y="0.9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3cm" svg:height="0.3cm" svg:x="9.467cm" svg:y="0.9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3cm" svg:height="0.3cm" svg:x="12.214cm" svg:y="0.9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3cm" svg:height="0.3cm" svg:x="11.273cm" svg:y="0.9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27cm" svg:height="0.3cm" svg:x="17.873cm" svg:y="0.9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25cm" svg:height="0.3cm" svg:x="16.908cm" svg:y="0.9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28cm" svg:height="0.3cm" svg:x="14.164cm" svg:y="0.9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21:18:27.146533650</dc:date>
    <meta:editing-duration>PT1H30M21S</meta:editing-duration>
    <meta:editing-cycles>29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6.401cm" svg:y="0cm" style:legend-expansion="custom" chartooo:width="14.207cm" chartooo:height="0.863cm" style:legend-expansion-aspect-ratio="16.4623406720742" chart:style-name="ch2"/>
        <chart:plot-area chart:style-name="ch3" chart:data-source-has-labels="both" svg:x="1.145cm" svg:y="1.044cm" svg:width="19.427cm" svg:height="8.495cm">
          <chartooo:coordinate-region svg:x="1.872cm" svg:y="1.296cm" svg:width="18.7cm" svg:height="5.585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series chart:style-name="ch11" chart:values-cell-range-address="local-table.$B$6:.$U$6" chart:label-cell-address="local-table.$A$6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-1.66589327146174">
                <text:p>-1.66589327146174</text:p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8819344293817">
                <text:p>-2.78819344293817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54281306248394">
                <text:p>-0.154281306248394</text:p>
              </table:table-cell>
              <table:table-cell office:value-type="float" office:value="-0.539828008285737">
                <text:p>-0.539828008285737</text:p>
              </table:table-cell>
              <table:table-cell office:value-type="float" office:value="3.67162157345025">
                <text:p>3.67162157345025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31789384136649">
                <text:p>-0.31789384136649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11209500989686">
                <text:p>-1.11209500989686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24493343265909">
                <text:p>0.924493343265909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-0.297891304857734">
                <text:p>-0.297891304857734</text:p>
              </table:table-cell>
              <table:table-cell office:value-type="float" office:value="0.312800177335548">
                <text:p>0.312800177335548</text:p>
              </table:table-cell>
              <table:table-cell office:value-type="float" office:value="NaN">
                <text:p>NaN</text:p>
              </table:table-cell>
              <table:table-cell office:value-type="float" office:value="-0.0630876990272977">
                <text:p>-0.0630876990272977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0.371229698375874">
                <text:p>0.371229698375874</text:p>
              </table:table-cell>
              <table:table-cell office:value-type="float" office:value="0.339875685109781">
                <text:p>0.339875685109781</text:p>
              </table:table-cell>
              <table:table-cell office:value-type="float" office:value="0.158638592443028">
                <text:p>0.158638592443028</text:p>
              </table:table-cell>
              <table:table-cell office:value-type="float" office:value="1.97778792027994">
                <text:p>1.97778792027994</text:p>
              </table:table-cell>
              <table:table-cell office:value-type="float" office:value="-0.0514271020827906">
                <text:p>-0.0514271020827906</text:p>
              </table:table-cell>
              <table:table-cell office:value-type="float" office:value="1.50021969744525">
                <text:p>1.50021969744525</text:p>
              </table:table-cell>
              <table:table-cell office:value-type="float" office:value="2.83748618686059">
                <text:p>2.83748618686059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69205462283606">
                <text:p>-0.569205462283606</text:p>
              </table:table-cell>
              <table:table-cell office:value-type="float" office:value="-0.0604446036400974">
                <text:p>-0.0604446036400974</text:p>
              </table:table-cell>
              <table:table-cell office:value-type="float" office:value="0.90102389078498">
                <text:p>0.90102389078498</text:p>
              </table:table-cell>
              <table:table-cell office:value-type="float" office:value="-0.645900614647355">
                <text:p>-0.645900614647355</text:p>
              </table:table-cell>
              <table:table-cell office:value-type="float" office:value="0.360908640577462">
                <text:p>0.360908640577462</text:p>
              </table:table-cell>
              <table:table-cell office:value-type="float" office:value="-0.565392623154359">
                <text:p>-0.565392623154359</text:p>
              </table:table-cell>
              <table:table-cell office:value-type="float" office:value="-0.256217972753414">
                <text:p>-0.256217972753414</text:p>
              </table:table-cell>
              <table:table-cell office:value-type="float" office:value="0.759444686305799">
                <text:p>0.759444686305799</text:p>
              </table:table-cell>
              <table:table-cell office:value-type="float" office:value="0.0797504280721562">
                <text:p>0.0797504280721562</text:p>
              </table:table-cell>
              <table:table-cell office:value-type="float" office:value="-0.470431762764467">
                <text:p>-0.470431762764467</text:p>
              </table:table-cell>
              <table:table-cell office:value-type="float" office:value="NaN">
                <text:p>NaN</text:p>
              </table:table-cell>
              <table:table-cell office:value-type="float" office:value="0.377425558553057">
                <text:p>0.377425558553057</text:p>
              </table:table-cell>
            </table:table-row>
            <table:table-row>
              <table:table-cell office:value-type="string">
                <text:p>MPKI=1</text:p>
              </table:table-cell>
              <table:table-cell office:value-type="float" office:value="-1.66589327146174">
                <text:p>-1.66589327146174</text:p>
              </table:table-cell>
              <table:table-cell office:value-type="float" office:value="-2.62408524449615">
                <text:p>-2.62408524449615</text:p>
              </table:table-cell>
              <table:table-cell office:value-type="float" office:value="-2.78338621286416">
                <text:p>-2.78338621286416</text:p>
              </table:table-cell>
              <table:table-cell office:value-type="float" office:value="-0.174958162178607">
                <text:p>-0.174958162178607</text:p>
              </table:table-cell>
              <table:table-cell office:value-type="float" office:value="0.0128567755206976">
                <text:p>0.0128567755206976</text:p>
              </table:table-cell>
              <table:table-cell office:value-type="float" office:value="-0.520996798694351">
                <text:p>-0.520996798694351</text:p>
              </table:table-cell>
              <table:table-cell office:value-type="float" office:value="3.17613089509142">
                <text:p>3.17613089509142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650147523434019">
                <text:p>-0.650147523434019</text:p>
              </table:table-cell>
              <table:table-cell office:value-type="float" office:value="-0.308939085271653">
                <text:p>-0.308939085271653</text:p>
              </table:table-cell>
              <table:table-cell office:value-type="float" office:value="1.15221843003412">
                <text:p>1.15221843003412</text:p>
              </table:table-cell>
              <table:table-cell office:value-type="float" office:value="-1.11209500989686">
                <text:p>-1.11209500989686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47414665826218">
                <text:p>0.947414665826218</text:p>
              </table:table-cell>
              <table:table-cell office:value-type="float" office:value="-0.246844144481928">
                <text:p>-0.246844144481928</text:p>
              </table:table-cell>
              <table:table-cell office:value-type="float" office:value="0.00967445460262617">
                <text:p>0.00967445460262617</text:p>
              </table:table-cell>
              <table:table-cell office:value-type="float" office:value="-0.314310510637306">
                <text:p>-0.314310510637306</text:p>
              </table:table-cell>
              <table:table-cell office:value-type="float" office:value="0.315263170857871">
                <text:p>0.315263170857871</text:p>
              </table:table-cell>
              <table:table-cell office:value-type="float" office:value="NaN">
                <text:p>NaN</text:p>
              </table:table-cell>
              <table:table-cell office:value-type="float" office:value="-0.261107076283951">
                <text:p>-0.261107076283951</text:p>
              </table:table-cell>
            </table:table-row>
            <table:table-row>
              <table:table-cell office:value-type="string">
                <text:p>MPKI=2</text:p>
              </table:table-cell>
              <table:table-cell office:value-type="float" office:value="-1.70301624129932">
                <text:p>-1.70301624129932</text:p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7377175271609">
                <text:p>-2.77377175271609</text:p>
              </table:table-cell>
              <table:table-cell office:value-type="float" office:value="-0.220599421877377">
                <text:p>-0.220599421877377</text:p>
              </table:table-cell>
              <table:table-cell office:value-type="float" office:value="-0.077140653124208">
                <text:p>-0.077140653124208</text:p>
              </table:table-cell>
              <table:table-cell office:value-type="float" office:value="-0.520996798694351">
                <text:p>-0.520996798694351</text:p>
              </table:table-cell>
              <table:table-cell office:value-type="float" office:value="3.46130538623319">
                <text:p>3.46130538623319</text:p>
              </table:table-cell>
              <table:table-cell office:value-type="float" office:value="0.0852079072937828">
                <text:p>0.0852079072937828</text:p>
              </table:table-cell>
              <table:table-cell office:value-type="float" office:value="-0.650147523434019">
                <text:p>-0.650147523434019</text:p>
              </table:table-cell>
              <table:table-cell office:value-type="float" office:value="-0.31117777429539">
                <text:p>-0.31117777429539</text:p>
              </table:table-cell>
              <table:table-cell office:value-type="float" office:value="1.13583617747441">
                <text:p>1.13583617747441</text:p>
              </table:table-cell>
              <table:table-cell office:value-type="float" office:value="-1.10949057193459">
                <text:p>-1.10949057193459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11122571772394">
                <text:p>0.911122571772394</text:p>
              </table:table-cell>
              <table:table-cell office:value-type="float" office:value="-0.103112110986126">
                <text:p>-0.103112110986126</text:p>
              </table:table-cell>
              <table:table-cell office:value-type="float" office:value="0.0241861365065432">
                <text:p>0.0241861365065432</text:p>
              </table:table-cell>
              <table:table-cell office:value-type="float" office:value="-0.309619308986009">
                <text:p>-0.309619308986009</text:p>
              </table:table-cell>
              <table:table-cell office:value-type="float" office:value="0.315263170857871">
                <text:p>0.315263170857871</text:p>
              </table:table-cell>
              <table:table-cell office:value-type="float" office:value="NaN">
                <text:p>NaN</text:p>
              </table:table-cell>
              <table:table-cell office:value-type="float" office:value="-0.249211723514176">
                <text:p>-0.249211723514176</text:p>
              </table:table-cell>
            </table:table-row>
            <table:table-row>
              <table:table-cell office:value-type="string">
                <text:p>MPKI=3</text:p>
              </table:table-cell>
              <table:table-cell office:value-type="float" office:value="-1.73085846867751">
                <text:p>-1.73085846867751</text:p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80261513316027">
                <text:p>-2.80261513316027</text:p>
              </table:table-cell>
              <table:table-cell office:value-type="float" office:value="-0.2358131751103">
                <text:p>-0.2358131751103</text:p>
              </table:table-cell>
              <table:table-cell office:value-type="float" office:value="-0.0642838776034882">
                <text:p>-0.0642838776034882</text:p>
              </table:table-cell>
              <table:table-cell office:value-type="float" office:value="-0.414286611009973">
                <text:p>-0.414286611009973</text:p>
              </table:table-cell>
              <table:table-cell office:value-type="float" office:value="3.57893986382917">
                <text:p>3.57893986382917</text:p>
              </table:table-cell>
              <table:table-cell office:value-type="float" office:value="0.0170415814587543">
                <text:p>0.0170415814587543</text:p>
              </table:table-cell>
              <table:table-cell office:value-type="float" office:value="-0.650147523434019">
                <text:p>-0.650147523434019</text:p>
              </table:table-cell>
              <table:table-cell office:value-type="float" office:value="-0.31117777429539">
                <text:p>-0.31117777429539</text:p>
              </table:table-cell>
              <table:table-cell office:value-type="float" office:value="1.13583617747441">
                <text:p>1.13583617747441</text:p>
              </table:table-cell>
              <table:table-cell office:value-type="float" office:value="-1.16157933118033">
                <text:p>-1.16157933118033</text:p>
              </table:table-cell>
              <table:table-cell office:value-type="float" office:value="-0.102611280164178">
                <text:p>-0.102611280164178</text:p>
              </table:table-cell>
              <table:table-cell office:value-type="float" office:value="0.937864114759412">
                <text:p>0.937864114759412</text:p>
              </table:table-cell>
              <table:table-cell office:value-type="float" office:value="0.559305086864148">
                <text:p>0.559305086864148</text:p>
              </table:table-cell>
              <table:table-cell office:value-type="float" office:value="0.0628839549170479">
                <text:p>0.0628839549170479</text:p>
              </table:table-cell>
              <table:table-cell office:value-type="float" office:value="-0.309619308986009">
                <text:p>-0.309619308986009</text:p>
              </table:table-cell>
              <table:table-cell office:value-type="float" office:value="0.315263170857871">
                <text:p>0.315263170857871</text:p>
              </table:table-cell>
              <table:table-cell office:value-type="float" office:value="NaN">
                <text:p>NaN</text:p>
              </table:table-cell>
              <table:table-cell office:value-type="float" office:value="-0.204975509250804">
                <text:p>-0.2049755092508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